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4e6795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.052cm" svg:stroke-color="#000000" draw:stroke-linejoin="miter" svg:stroke-linecap="butt" draw:fill="none" draw:fill-color="#4e6795" draw:textarea-horizontal-align="center" draw:textarea-vertical-align="middle" fo:padding-top="0.026cm" fo:padding-bottom="0.026cm" fo:padding-left="0.026cm" fo:padding-right="0.026cm"/>
    </style:style>
    <style:style style:name="gr3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e3e3e3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e3e3e3" draw:textarea-horizontal-align="center" draw:textarea-vertical-align="middle" fo:padding-top="0.026cm" fo:padding-bottom="0.026cm" fo:padding-left="0.026cm" fo:padding-right="0.026cm"/>
    </style:style>
    <style:style style:name="gr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b3bac9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b3bac9" draw:textarea-horizontal-align="center" draw:textarea-vertical-align="middle" fo:padding-top="0.026cm" fo:padding-bottom="0.026cm" fo:padding-left="0.026cm" fo:padding-right="0.026cm"/>
    </style:style>
    <style:style style:name="gr7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eeeeee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881d" draw:textarea-horizontal-align="center" draw:textarea-vertical-align="middle"/>
    </style:style>
    <style:style style:name="gr9" style:family="graphic" style:parent-style-name="standard">
      <style:graphic-properties draw:stroke="solid" draw:stroke-dash="Dashed_20__28_var_29__20_4" svg:stroke-width="0.052cm" svg:stroke-color="#000000" draw:stroke-linejoin="miter" svg:stroke-linecap="butt" draw:fill="none" draw:fill-color="#ff881d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5e79ab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c3b797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c3b797" draw:textarea-horizontal-align="center" draw:textarea-vertical-align="middle" fo:padding-top="0.026cm" fo:padding-bottom="0.026cm" fo:padding-left="0.026cm" fo:padding-right="0.02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eeeee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4e6795"/>
      <style:paragraph-properties fo:text-align="center"/>
    </style:style>
    <style:style style:name="P2" style:family="paragraph">
      <loext:graphic-properties draw:fill="none" draw:fill-color="#4e6795"/>
      <style:paragraph-properties fo:text-align="center"/>
    </style:style>
    <style:style style:name="P3" style:family="paragraph">
      <loext:graphic-properties draw:fill="solid" draw:fill-color="#e3e3e3"/>
      <style:paragraph-properties fo:text-align="center"/>
    </style:style>
    <style:style style:name="P4" style:family="paragraph">
      <loext:graphic-properties draw:fill="none" draw:fill-color="#e3e3e3"/>
      <style:paragraph-properties fo:text-align="center"/>
    </style:style>
    <style:style style:name="P5" style:family="paragraph">
      <loext:graphic-properties draw:fill="solid" draw:fill-color="#b3bac9"/>
      <style:paragraph-properties fo:text-align="center"/>
    </style:style>
    <style:style style:name="P6" style:family="paragraph">
      <loext:graphic-properties draw:fill="none" draw:fill-color="#b3bac9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881d"/>
      <style:paragraph-properties fo:text-align="center"/>
    </style:style>
    <style:style style:name="P9" style:family="paragraph">
      <loext:graphic-properties draw:fill="none" draw:fill-color="#ff881d"/>
      <style:paragraph-properties fo:text-align="center"/>
    </style:style>
    <style:style style:name="P10" style:family="paragraph">
      <loext:graphic-properties draw:fill="solid" draw:fill-color="#5e79ab"/>
      <style:paragraph-properties fo:text-align="center"/>
    </style:style>
    <style:style style:name="P11" style:family="paragraph">
      <loext:graphic-properties draw:fill="solid" draw:fill-color="#c3b797"/>
      <style:paragraph-properties fo:text-align="center"/>
    </style:style>
    <style:style style:name="P12" style:family="paragraph">
      <loext:graphic-properties draw:fill="none" draw:fill-color="#c3b797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2.151cm" svg:height="4.478cm" svg:x="1.252cm" svg:y="5.815cm" svg:viewBox="0 0 12152 4479" draw:points="12152,1732 5155,0 0,600 490,3356 10641,4479 10687,4409 11106,3762 11528,3071 11792,2603 11957,2281 12045,2088 12110,1921 12146,1785">
            <text:p/>
          </draw:polygon>
          <draw:polygon draw:style-name="gr2" draw:text-style-name="P2" draw:layer="layout" svg:width="12.151cm" svg:height="4.478cm" svg:x="1.252cm" svg:y="5.815cm" svg:viewBox="0 0 12152 4479" draw:points="12152,1732 5155,0 0,600 490,3356 10641,4479 10687,4409 11106,3762 11528,3071 11792,2603 11957,2281 12045,2088 12110,1921 12146,1785">
            <text:p/>
          </draw:polygon>
          <draw:polygon draw:style-name="gr3" draw:text-style-name="P3" draw:layer="layout" svg:width="6.233cm" svg:height="10.423cm" svg:x="1.327cm" svg:y="6.461cm" svg:viewBox="0 0 6234 10424" draw:points="0,0 6234,2507 5922,10424 671,5587">
            <text:p/>
          </draw:polygon>
          <draw:polygon draw:style-name="gr4" draw:text-style-name="P4" draw:layer="layout" svg:width="6.233cm" svg:height="10.423cm" svg:x="1.327cm" svg:y="6.461cm" svg:viewBox="0 0 6234 10424" draw:points="0,0 6234,2507 5922,10424 671,5587">
            <text:p/>
          </draw:polygon>
          <draw:polygon draw:style-name="gr5" draw:text-style-name="P5" draw:layer="layout" svg:width="6.17cm" svg:height="9.278cm" svg:x="7.253cm" svg:y="7.602cm" svg:viewBox="0 0 6171 9279" draw:points="6171,0 308,1366 0,9279 4936,6304">
            <text:p/>
          </draw:polygon>
          <draw:polygon draw:style-name="gr6" draw:text-style-name="P6" draw:layer="layout" svg:width="6.17cm" svg:height="9.278cm" svg:x="7.253cm" svg:y="7.602cm" svg:viewBox="0 0 6171 9279" draw:points="6171,0 308,1366 0,9279 4936,6304">
            <text:p/>
          </draw:polygon>
          <draw:polygon draw:style-name="gr7" draw:text-style-name="P7" draw:layer="layout" svg:width="3.665cm" svg:height="8.31cm" svg:x="1.327cm" svg:y="6.461cm" svg:viewBox="0 0 3666 8311" draw:points="0,0 3666,8311 703,5554">
            <text:p/>
          </draw:polygon>
          <draw:polygon draw:style-name="gr8" draw:text-style-name="P8" draw:layer="layout" svg:width="0.863cm" svg:height="1.958cm" svg:x="3.658cm" svg:y="12.411cm" svg:viewBox="0 0 864 1959" draw:points="199,1356 101,666 0,0 705,653 864,1959">
            <text:p/>
          </draw:polygon>
          <draw:polygon draw:style-name="gr9" draw:text-style-name="P9" draw:layer="layout" svg:width="0.863cm" svg:height="1.958cm" svg:x="3.658cm" svg:y="12.411cm" svg:viewBox="0 0 864 1959" draw:points="199,1356 101,666 0,0 705,653 864,1959">
            <text:p/>
          </draw:polygon>
          <draw:polygon draw:style-name="gr8" draw:text-style-name="P8" draw:layer="layout" svg:width="1.262cm" svg:height="1.724cm" svg:x="9.707cm" svg:y="13.711cm" svg:viewBox="0 0 1263 1725" draw:points="0,1725 314,489 1263,0 1006,1113">
            <text:p/>
          </draw:polygon>
          <draw:polygon draw:style-name="gr9" draw:text-style-name="P9" draw:layer="layout" svg:width="1.262cm" svg:height="1.724cm" svg:x="9.707cm" svg:y="13.711cm" svg:viewBox="0 0 1263 1725" draw:points="0,1725 314,489 1263,0 1006,1113">
            <text:p/>
          </draw:polygon>
          <draw:polygon draw:style-name="gr8" draw:text-style-name="P8" draw:layer="layout" svg:width="1.148cm" svg:height="1.476cm" svg:x="10.213cm" svg:y="13.642cm" svg:viewBox="0 0 1149 1477" draw:points="1149,0 223,494 0,1477 825,971">
            <text:p/>
          </draw:polygon>
          <draw:polygon draw:style-name="gr9" draw:text-style-name="P9" draw:layer="layout" svg:width="1.148cm" svg:height="1.476cm" svg:x="10.213cm" svg:y="13.642cm" svg:viewBox="0 0 1149 1477" draw:points="1149,0 223,494 0,1477 825,971">
            <text:p/>
          </draw:polygon>
          <draw:polygon draw:style-name="gr10" draw:text-style-name="P10" draw:layer="layout" svg:width="6.833cm" svg:height="2.965cm" svg:x="6.483cm" svg:y="5.875cm" svg:viewBox="0 0 6834 2966" draw:points="6834,1727 0,0 1510,2966 3057,2614 5480,2039">
            <text:p/>
          </draw:polygon>
          <draw:polygon draw:style-name="gr11" draw:text-style-name="P11" draw:layer="layout" svg:width="0.071cm" svg:height="2.668cm" svg:x="6.386cm" svg:y="5.837cm" svg:viewBox="0 0 72 2669" draw:points="72,0 0,2669">
            <text:p/>
          </draw:polygon>
          <draw:polygon draw:style-name="gr12" draw:text-style-name="P12" draw:layer="layout" svg:width="0.071cm" svg:height="2.668cm" svg:x="6.386cm" svg:y="5.837cm" svg:viewBox="0 0 72 2669" draw:points="72,0 0,2669">
            <text:p/>
          </draw:polygon>
          <draw:polygon draw:style-name="gr13" draw:text-style-name="P13" draw:layer="layout" svg:width="12.199cm" svg:height="3.199cm" svg:x="1.2cm" svg:y="5.8cm" svg:viewBox="0 0 12200 3200" draw:points="0,600 6400,3200 12200,1800 5200,0">
            <text:p/>
          </draw:polygon>
          <draw:line draw:style-name="gr14" draw:text-style-name="P14" draw:layer="layout" svg:x1="4.3cm" svg:y1="6.034cm" svg:x2="10.8cm" svg:y2="8.2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02T10:46:16.440742798</dc:date>
    <meta:editing-duration>PT11M41S</meta:editing-duration>
    <meta:editing-cycles>1</meta:editing-cycles>
    <meta:document-statistic meta:object-count="19"/>
    <meta:generator>LibreOffice/6.0.4.2$Linux_X86_64 LibreOffice_project/00m0$Build-2</meta:generator>
  </office:meta>
</office:document-meta>
</file>